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C000001067DDE5A038E9297B8.png" manifest:media-type="image/png"/>
  <manifest:file-entry manifest:full-path="Pictures/1000064200001A0C00001B14B129A7063D54181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Padrão_5f_1_5f_1">
      <style:graphic-properties draw:textarea-vertical-align="middle"/>
    </style:style>
    <style:style style:name="gr2" style:family="graphic" style:parent-style-name="Padrão_5f_1_5f_1">
      <style:graphic-properties draw:textarea-horizontal-align="justify" draw:textarea-vertical-align="middle" draw:auto-grow-height="false" fo:min-height="1.525cm" fo:min-width="1.27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25cm" fo:min-width="1.273cm"/>
    </style:style>
    <style:style style:name="gr4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161cm" fo:min-width="0.928cm"/>
      <style:paragraph-properties style:writing-mode="lr-tb"/>
    </style:style>
    <style:style style:name="gr6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3.64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02cm" fo:min-width="0.966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Padrão_5f_1_5f_1">
      <style:graphic-properties draw:textarea-horizontal-align="justify" draw:textarea-vertical-align="middle" draw:auto-grow-height="false" fo:min-height="1.502cm" fo:min-width="0.966cm"/>
      <style:paragraph-properties style:writing-mode="lr-tb"/>
    </style:style>
    <style:style style:name="gr10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3.813cm"/>
      <style:paragraph-properties style:writing-mode="lr-tb"/>
    </style:style>
    <style:style style:name="gr1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2.442cm"/>
      <style:paragraph-properties style:writing-mode="lr-tb"/>
    </style:style>
    <style:style style:name="gr1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.081cm"/>
      <style:paragraph-properties style:writing-mode="lr-tb"/>
    </style:style>
    <style:style style:name="gr13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3cm"/>
      <style:paragraph-properties style:writing-mode="lr-tb"/>
    </style:style>
    <style:style style:name="gr14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15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1cm"/>
      <style:paragraph-properties style:writing-mode="lr-tb"/>
    </style:style>
    <style:style style:name="gr16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748cm" fo:min-width="1.083cm"/>
      <style:paragraph-properties style:writing-mode="lr-tb"/>
    </style:style>
    <style:style style:name="gr17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2cm"/>
      <style:paragraph-properties style:writing-mode="lr-tb"/>
    </style:style>
    <style:style style:name="gr18" style:family="graphic" style:parent-style-name="Padrão_5f_1_5f_1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3.202cm" fo:min-width="1.036cm"/>
      <style:paragraph-properties style:writing-mode="lr-tb"/>
    </style:style>
    <style:style style:name="gr20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21" style:family="graphic" style:parent-style-name="Padrão_5f_1_5f_1">
      <style:graphic-properties draw:stroke="none" draw:fill="none" fo:min-height="1.15cm"/>
      <style:paragraph-properties style:writing-mode="lr-tb"/>
    </style:style>
    <style:style style:name="gr22" style:family="graphic" style:parent-style-name="Objeto_20_sem_20_preenchimento_20_nem_20_linha">
      <style:graphic-properties draw:stroke="none" svg:stroke-color="#ffffff" draw:fill="none" draw:fill-color="#2a60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cm"/>
      <style:paragraph-properties style:writing-mode="lr-tb"/>
    </style:style>
    <style:style style:name="gr24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058cm" fo:min-width="1.083cm"/>
      <style:paragraph-properties style:writing-mode="lr-tb"/>
    </style:style>
    <style:style style:name="gr25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0.989cm" fo:min-width="1.459cm"/>
      <style:paragraph-properties style:writing-mode="lr-tb"/>
    </style:style>
    <style:style style:name="gr26" style:family="graphic" style:parent-style-name="Padrão_5f_1">
      <style:graphic-properties draw:stroke="none" svg:stroke-color="#000000" draw:fill="none" draw:fill-color="#ffffff" fo:min-height="2.85cm"/>
      <style:paragraph-properties style:writing-mode="lr-tb"/>
    </style:style>
    <style:style style:name="gr27" style:family="graphic" style:parent-style-name="Padrão_5f_1">
      <style:graphic-properties draw:stroke="none" svg:stroke-color="#000000" draw:fill="none" draw:fill-color="#ffffff" fo:min-height="1.35cm"/>
      <style:paragraph-properties style:writing-mode="lr-tb"/>
    </style:style>
    <style:style style:name="gr28" style:family="graphic" style:parent-style-name="Objeto_20_sem_20_preenchimento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Objeto_20_sem_20_preenchimento_5f_1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22pt"/>
    </style:style>
    <style:style style:name="P13" style:family="paragraph">
      <loext:graphic-properties draw:fill="none" draw:fill-color="#ffffff"/>
      <style:paragraph-properties style:writing-mode="lr-tb"/>
      <style:text-properties fo:font-size="26pt"/>
    </style:style>
    <style:style style:name="P1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5" style:family="paragraph">
      <loext:graphic-properties draw:fill="solid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style:style style:name="T8" style:family="text">
      <style:text-properties fo:font-size="22pt"/>
    </style:style>
    <style:style style:name="T9" style:family="text">
      <style:text-properties style:text-position="-33% 58%" style:font-name="Liberation Serif" fo:font-size="22pt" style:font-name-asian="Liberation Serif" style:font-name-complex="Liberation Serif"/>
    </style:style>
    <style:style style:name="T10" style:family="text">
      <style:text-properties fo:font-size="26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onnector draw:style-name="gr1" draw:text-style-name="P1" draw:layer="layout" svg:x1="10.338cm" svg:y1="5.466cm" svg:x2="8.399cm" svg:y2="6.956cm" draw:start-shape="id1" draw:start-glue-point="3" draw:end-shape="id2" draw:end-glue-point="4" svg:d="M10338 5466h-1939v1490" svg:viewBox="0 0 1940 1491">
          <text:p/>
        </draw:connector>
        <draw:connector draw:style-name="gr1" draw:text-style-name="P1" draw:layer="layout" svg:x1="8.399cm" svg:y1="9.465cm" svg:x2="10.4cm" svg:y2="10.766cm" draw:start-shape="id2" draw:start-glue-point="8" draw:end-shape="id3" draw:end-glue-point="3" svg:d="M8399 9465v1301h2001" svg:viewBox="0 0 2002 1302">
          <text:p/>
        </draw:connector>
        <draw:connector draw:style-name="gr1" draw:text-style-name="P1" draw:layer="layout" svg:x1="21.393cm" svg:y1="14.814cm" svg:x2="15.189cm" svg:y2="15.397cm" draw:start-shape="id4" draw:start-glue-point="2" draw:end-shape="id5" draw:end-glue-point="6" svg:d="M21393 14814v1084h-6204v-501" svg:viewBox="0 0 6205 1085">
          <text:p/>
        </draw:connector>
        <draw:connector draw:style-name="gr1" draw:text-style-name="P1" draw:layer="layout" svg:x1="13.362cm" svg:y1="10.766cm" svg:x2="16.8cm" svg:y2="10.833cm" draw:start-shape="id3" draw:start-glue-point="1" draw:end-shape="id6" draw:end-glue-point="3" svg:d="M13362 10766h1719v67h1719" svg:viewBox="0 0 3439 68">
          <text:p/>
        </draw:connector>
        <draw:connector draw:style-name="gr1" draw:text-style-name="P1" draw:layer="layout" svg:x1="15.218cm" svg:y1="10.028cm" svg:x2="16.8cm" svg:y2="10.833cm" draw:start-shape="id7" draw:start-glue-point="2" draw:end-shape="id6" draw:end-glue-point="3" svg:d="M15218 10028v805h1582" svg:viewBox="0 0 1583 806">
          <text:p/>
        </draw:connector>
        <draw:connector draw:style-name="gr1" draw:text-style-name="P1" draw:layer="layout" svg:x1="16.738cm" svg:y1="5.433cm" svg:x2="15.218cm" svg:y2="6.8cm" draw:start-shape="id8" draw:start-glue-point="3" draw:end-shape="id7" draw:end-glue-point="0" svg:d="M16738 5433h-1520v1367" svg:viewBox="0 0 1521 1368">
          <text:p/>
        </draw:connector>
        <draw:custom-shape draw:style-name="gr2" draw:text-style-name="P2" xml:id="id2" draw:id="id2" draw:layer="layout" svg:width="2.508cm" svg:height="2.509cm" svg:x="7.145cm" svg:y="6.95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3" draw:text-style-name="P1" draw:layer="layout" svg:width="2.507cm" svg:height="2.509cm" svg:x="20.14cm" svg:y="12.30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394cm" svg:y1="14.396cm" svg:x2="21.394cm" svg:y2="12.674cm">
            <text:p/>
          </draw:line>
        </draw:g>
        <draw:frame draw:style-name="gr5" draw:text-style-name="P4" draw:layer="layout" svg:width="1.428cm" svg:height="1.411cm" svg:x="6.1cm" svg:y="7.7cm">
          <draw:text-box>
            <text:p><text:span text:style-name="T1">V</text:span><text:span text:style-name="T2">a</text:span></text:p>
          </draw:text-box>
        </draw:frame>
        <draw:frame draw:style-name="gr6" draw:text-style-name="P5" draw:layer="layout" svg:width="4.141cm" svg:height="1.516cm" svg:x="22.299cm" svg:y="8.676cm">
          <draw:text-box>
            <text:p><text:span text:style-name="T3">I</text:span><text:span text:style-name="T4">b</text:span></text:p>
          </draw:text-box>
        </draw:frame>
        <draw:g xml:id="id9" draw:id="id9">
          <draw:custom-shape draw:style-name="gr7" draw:text-style-name="P1" draw:layer="layout" svg:width="2.931cm" svg:height="3.503cm" svg:x="19.91cm" svg:y="6.39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3" draw:layer="layout" svg:x1="21.372cm" svg:y1="7.414cm" svg:x2="21.372cm" svg:y2="9.136cm">
            <text:p/>
          </draw:line>
        </draw:g>
        <draw:custom-shape draw:style-name="gr9" draw:text-style-name="P6" xml:id="id5" draw:id="id5" draw:layer="layout" svg:width="2.93cm" svg:height="3.503cm" svg:x="13.724cm" svg:y="11.89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4.313cm" svg:height="1.517cm" svg:x="15.658cm" svg:y="14.835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1" draw:text-style-name="P7" draw:layer="layout" svg:x1="13.362cm" svg:y1="10.766cm" svg:x2="15.189cm" svg:y2="11.894cm" draw:start-shape="id3" draw:start-glue-point="1" draw:end-shape="id5" draw:end-glue-point="4" svg:d="M13362 10766h1827v1128" svg:viewBox="0 0 1828 1129">
          <text:p/>
        </draw:connector>
        <draw:connector draw:style-name="gr1" draw:text-style-name="P7" draw:layer="layout" svg:x1="13.8cm" svg:y1="5.466cm" svg:x2="16.738cm" svg:y2="5.433cm" draw:start-shape="id1" draw:start-glue-point="1" draw:end-shape="id8" draw:end-glue-point="3" svg:d="M13800 5466h1469v-33h1469" svg:viewBox="0 0 2939 34">
          <text:p/>
        </draw:connector>
        <draw:connector draw:style-name="gr1" draw:text-style-name="P7" draw:layer="layout" svg:x1="19.8cm" svg:y1="10.833cm" svg:x2="21.393cm" svg:y2="12.305cm" draw:start-shape="id6" draw:start-glue-point="1" draw:end-shape="id4" draw:end-glue-point="0" svg:d="M19800 10833h1593v1472" svg:viewBox="0 0 1594 1473">
          <text:p/>
        </draw:connector>
        <draw:connector draw:style-name="gr1" draw:text-style-name="P7" draw:layer="layout" svg:x1="19.7cm" svg:y1="5.433cm" svg:x2="21.375cm" svg:y2="6.397cm" draw:start-shape="id8" draw:start-glue-point="1" draw:end-shape="id9" draw:end-glue-point="0" svg:d="M19700 5433h1675v964" svg:viewBox="0 0 1676 965">
          <text:p/>
        </draw:connector>
        <draw:connector draw:style-name="gr1" draw:text-style-name="P7" draw:layer="layout" svg:x1="21.375cm" svg:y1="9.9cm" svg:x2="21.393cm" svg:y2="12.305cm" draw:start-shape="id9" draw:start-glue-point="2" draw:end-shape="id4" draw:end-glue-point="0" svg:d="M21375 9900v1202h18v1203" svg:viewBox="0 0 19 2406">
          <text:p/>
        </draw:connector>
        <draw:connector draw:style-name="gr1" draw:text-style-name="P7" draw:layer="layout" svg:x1="13.1cm" svg:y1="16.366cm" svg:x2="15.189cm" svg:y2="15.397cm" draw:start-shape="id10" draw:start-glue-point="1" draw:end-shape="id5" draw:end-glue-point="6" svg:d="M13100 16366h2089v-969" svg:viewBox="0 0 2090 970">
          <text:p/>
        </draw:connector>
        <draw:connector draw:style-name="gr1" draw:text-style-name="P7" draw:layer="layout" svg:x1="8.291cm" svg:y1="12.4cm" svg:x2="10.4cm" svg:y2="10.766cm" draw:start-shape="id11" draw:start-glue-point="0" draw:end-shape="id3" draw:end-glue-point="3" svg:d="M8291 12400v-1634h2109" svg:viewBox="0 0 2110 1635">
          <text:p/>
        </draw:connector>
        <draw:connector draw:style-name="gr1" draw:text-style-name="P7" draw:layer="layout" svg:x1="8.291cm" svg:y1="15.119cm" svg:x2="10.138cm" svg:y2="16.366cm" draw:start-shape="id11" draw:start-glue-point="2" draw:end-shape="id10" draw:end-glue-point="3" svg:d="M8291 15119v1247h1847" svg:viewBox="0 0 1848 1248">
          <text:p/>
        </draw:connector>
        <draw:frame draw:style-name="gr11" draw:text-style-name="P5" draw:layer="layout" svg:width="2.942cm" svg:height="1.517cm" svg:x="22.749cm" svg:y="13.089cm">
          <draw:text-box>
            <text:p><text:span text:style-name="T3">I</text:span><text:span text:style-name="T4">d</text:span></text:p>
          </draw:text-box>
        </draw:frame>
        <draw:frame draw:style-name="gr12" draw:text-style-name="P8" draw:layer="layout" svg:width="1.581cm" svg:height="1.516cm" svg:x="11.4cm" svg:y="5.7cm">
          <draw:text-box>
            <text:p>R<text:span text:style-name="T7">1</text:span></text:p>
          </draw:text-box>
        </draw:frame>
        <draw:frame draw:style-name="gr13" draw:text-style-name="P8" draw:layer="layout" svg:width="1.583cm" svg:height="1.517cm" svg:x="17.494cm" svg:y="10.986cm">
          <draw:text-box>
            <text:p>R<text:span text:style-name="T7">5</text:span></text:p>
          </draw:text-box>
        </draw:frame>
        <draw:frame draw:style-name="gr14" draw:text-style-name="P8" draw:layer="layout" svg:width="1.582cm" svg:height="1.517cm" svg:x="11.146cm" svg:y="11.205cm">
          <draw:text-box>
            <text:p>R<text:span text:style-name="T7">4</text:span></text:p>
          </draw:text-box>
        </draw:frame>
        <draw:frame draw:style-name="gr15" draw:text-style-name="P8" draw:layer="layout" svg:width="1.581cm" svg:height="1.517cm" svg:x="15.767cm" svg:y="6.926cm">
          <draw:text-box>
            <text:p>R<text:span text:style-name="T7">3</text:span></text:p>
          </draw:text-box>
        </draw:frame>
        <draw:frame draw:style-name="gr16" draw:text-style-name="P8" draw:layer="layout" svg:width="1.583cm" svg:height="1.998cm" svg:x="17.4cm" svg:y="5.702cm">
          <draw:text-box>
            <text:p>R<text:span text:style-name="T7">2</text:span></text:p>
          </draw:text-box>
        </draw:frame>
        <draw:frame draw:style-name="gr17" draw:text-style-name="P8" draw:layer="layout" svg:width="1.582cm" svg:height="1.517cm" svg:x="6.8cm" svg:y="13.2cm">
          <draw:text-box>
            <text:p>R<text:span text:style-name="T7">6</text:span></text:p>
          </draw:text-box>
        </draw:frame>
        <draw:custom-shape draw:style-name="gr18" draw:text-style-name="P7" draw:layer="layout" svg:width="0.319cm" svg:height="0.351cm" svg:x="15.018cm" svg:y="10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318cm" svg:height="0.352cm" svg:x="21.147cm" svg:y="10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319cm" svg:height="0.352cm" svg:x="15.019cm" svg:y="16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319cm" svg:height="0.351cm" svg:x="15.019cm" svg:y="5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318cm" svg:height="0.352cm" svg:x="8.212cm" svg:y="10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1.536cm" svg:height="3.452cm" svg:x="13.665cm" svg:y="6.931cm">
          <draw:text-box>
            <text:p>+</text:p>
            <text:p>V<text:span text:style-name="T7">b</text:span></text:p>
            <text:p>-</text:p>
          </draw:text-box>
        </draw:frame>
        <draw:line draw:style-name="gr20" draw:text-style-name="P9" draw:layer="layout" svg:x1="9.1cm" svg:y1="12.431cm" svg:x2="9.1cm" svg:y2="15cm">
          <text:p/>
        </draw:line>
        <draw:frame draw:style-name="gr21" draw:text-style-name="P10" draw:layer="layout" svg:width="0.9cm" svg:height="1.4cm" svg:x="9.1cm" svg:y="12.7cm">
          <draw:text-box>
            <text:p><text:span text:style-name="T5">I</text:span><text:span text:style-name="T6">c</text:span></text:p>
          </draw:text-box>
        </draw:frame>
        <draw:frame draw:style-name="gr22" draw:text-style-name="P11" draw:layer="layout" svg:width="2.195cm" svg:height="2.281cm" svg:x="17.14cm" svg:y="12.213cm">
          <draw:image xlink:href="Pictures/1000064200001A0C00001B14B129A7063D54181C.svg" xlink:type="simple" xlink:show="embed" xlink:actuate="onLoad" loext:mime-type="image/svg+xml">
            <text:p/>
          </draw:image>
          <draw:image xlink:href="Pictures/10000201000000FC000001067DDE5A038E9297B8.png" xlink:type="simple" xlink:show="embed" xlink:actuate="onLoad" loext:mime-type="image/png"/>
        </draw:frame>
        <draw:frame draw:style-name="gr23" draw:text-style-name="P8" draw:layer="layout" svg:width="1.5cm" svg:height="1.516cm" svg:x="11.1cm" svg:y="16.484cm">
          <draw:text-box>
            <text:p>R<text:span text:style-name="T7">7</text:span></text:p>
          </draw:text-box>
        </draw:frame>
        <draw:frame draw:style-name="gr24" draw:text-style-name="P12" draw:layer="layout" svg:width="1.583cm" svg:height="1.308cm" svg:x="17.826cm" svg:y="7.693cm">
          <draw:text-box>
            <text:p><text:span text:style-name="T8">I</text:span><text:span text:style-name="T9">β</text:span></text:p>
          </draw:text-box>
        </draw:frame>
        <draw:frame draw:style-name="gr22" draw:text-style-name="P11" draw:layer="layout" svg:width="2.406cm" svg:height="2.5cm" draw:transform="rotate (-3.14159265358979) translate (12.948cm 15.102cm)">
          <draw:image xlink:href="Pictures/1000064200001A0C00001B14B129A7063D54181C.svg" xlink:type="simple" xlink:show="embed" xlink:actuate="onLoad" loext:mime-type="image/svg+xml">
            <text:p/>
          </draw:image>
          <draw:image xlink:href="Pictures/10000201000000FC000001067DDE5A038E9297B8.png" xlink:type="simple" xlink:show="embed" xlink:actuate="onLoad" loext:mime-type="image/png"/>
        </draw:frame>
        <draw:frame draw:style-name="gr22" draw:text-style-name="P11" draw:layer="layout" svg:width="2.432cm" svg:height="2.527cm" svg:x="17.06cm" svg:y="7.001cm">
          <draw:image xlink:href="Pictures/1000064200001A0C00001B14B129A7063D54181C.svg" xlink:type="simple" xlink:show="embed" xlink:actuate="onLoad" loext:mime-type="image/svg+xml">
            <text:p/>
          </draw:image>
          <draw:image xlink:href="Pictures/10000201000000FC000001067DDE5A038E9297B8.png" xlink:type="simple" xlink:show="embed" xlink:actuate="onLoad" loext:mime-type="image/png"/>
        </draw:frame>
        <draw:frame draw:style-name="gr22" draw:text-style-name="P11" draw:layer="layout" svg:width="2.479cm" svg:height="2.576cm" svg:x="10.628cm" svg:y="7.156cm">
          <draw:image xlink:href="Pictures/1000064200001A0C00001B14B129A7063D54181C.svg" xlink:type="simple" xlink:show="embed" xlink:actuate="onLoad" loext:mime-type="image/svg+xml">
            <text:p/>
          </draw:image>
          <draw:image xlink:href="Pictures/10000201000000FC000001067DDE5A038E9297B8.png" xlink:type="simple" xlink:show="embed" xlink:actuate="onLoad" loext:mime-type="image/png"/>
        </draw:frame>
        <draw:frame draw:style-name="gr24" draw:text-style-name="P12" draw:layer="layout" svg:width="1.583cm" svg:height="1.308cm" svg:x="11.413cm" svg:y="13.108cm">
          <draw:text-box>
            <text:p><text:span text:style-name="T8">I</text:span><text:span text:style-name="T9">δ</text:span></text:p>
          </draw:text-box>
        </draw:frame>
        <draw:frame draw:style-name="gr24" draw:text-style-name="P12" draw:layer="layout" svg:width="1.583cm" svg:height="1.308cm" svg:x="17.749cm" svg:y="12.741cm">
          <draw:text-box>
            <text:p><text:span text:style-name="T8">I</text:span><text:span text:style-name="T9">α</text:span></text:p>
          </draw:text-box>
        </draw:frame>
        <draw:frame draw:style-name="gr24" draw:text-style-name="P12" draw:layer="layout" svg:width="1.583cm" svg:height="1.308cm" svg:x="11.517cm" svg:y="7.757cm">
          <draw:text-box>
            <text:p><text:span text:style-name="T8">I</text:span><text:span text:style-name="T9">γ</text:span></text:p>
          </draw:text-box>
        </draw:frame>
        <draw:line draw:style-name="gr20" draw:text-style-name="P9" draw:layer="layout" svg:x1="15.915cm" svg:y1="7.083cm" svg:x2="15.915cm" svg:y2="9.525cm">
          <text:p/>
        </draw:line>
        <draw:frame draw:style-name="gr25" draw:text-style-name="P5" draw:layer="layout" svg:width="1.959cm" svg:height="1.239cm" svg:x="15.87cm" svg:y="8.083cm">
          <draw:text-box>
            <text:p><text:span text:style-name="T3">I</text:span><text:span text:style-name="T4">3</text:span></text:p>
          </draw:text-box>
        </draw:frame>
        <draw:frame draw:style-name="gr26" draw:text-style-name="P13" draw:layer="layout" svg:width="1.8cm" svg:height="3.1cm" svg:x="3.2cm" svg:y="3.4cm">
          <draw:text-box>
            <text:p><text:span text:style-name="T10">+</text:span></text:p>
            <text:p><text:span text:style-name="T10">-</text:span></text:p>
          </draw:text-box>
        </draw:frame>
        <draw:frame draw:style-name="gr26" draw:text-style-name="P13" draw:layer="layout" svg:width="1.8cm" svg:height="3.1cm" svg:x="2.1cm" svg:y="9.3cm">
          <draw:text-box>
            <text:p><text:span text:style-name="T10">+</text:span></text:p>
            <text:p><text:span text:style-name="T10">-</text:span></text:p>
          </draw:text-box>
        </draw:frame>
        <draw:frame draw:style-name="gr26" draw:text-style-name="P13" draw:layer="layout" svg:width="1.8cm" svg:height="3.1cm" svg:x="2.6cm" svg:y="12.8cm">
          <draw:text-box>
            <text:p><text:span text:style-name="T10">+</text:span></text:p>
            <text:p><text:span text:style-name="T10">-</text:span></text:p>
          </draw:text-box>
        </draw:frame>
        <draw:frame draw:style-name="gr27" draw:text-style-name="P14" draw:layer="layout" svg:width="2.9cm" svg:height="1.6cm" svg:x="7cm" svg:y="2.4cm">
          <draw:text-box>
            <text:p><text:span text:style-name="T11">+ - </text:span></text:p>
          </draw:text-box>
        </draw:frame>
        <draw:frame draw:style-name="gr27" draw:text-style-name="P14" draw:layer="layout" svg:width="2.9cm" svg:height="1.6cm" svg:x="12.9cm" svg:y="2.2cm">
          <draw:text-box>
            <text:p><text:span text:style-name="T11">+ - </text:span></text:p>
          </draw:text-box>
        </draw:frame>
        <draw:g xml:id="id1" draw:id="id1">
          <draw:line draw:style-name="gr28" draw:text-style-name="P9" draw:layer="layout" svg:x1="10.338cm" svg:y1="5.429cm" svg:x2="10.617cm" svg:y2="4.933cm">
            <text:p/>
          </draw:line>
          <draw:line draw:style-name="gr28" draw:text-style-name="P9" draw:layer="layout" svg:x1="11.197cm" svg:y1="5.943cm" svg:x2="10.611cm" svg:y2="4.934cm">
            <text:p/>
          </draw:line>
          <draw:line draw:style-name="gr28" draw:text-style-name="P9" draw:layer="layout" svg:x1="12.345cm" svg:y1="6cm" svg:x2="12.931cm" svg:y2="4.991cm">
            <text:p/>
          </draw:line>
          <draw:line draw:style-name="gr28" draw:text-style-name="P9" draw:layer="layout" svg:x1="11.169cm" svg:y1="5.967cm" svg:x2="11.755cm" svg:y2="4.958cm">
            <text:p/>
          </draw:line>
          <draw:line draw:style-name="gr28" draw:text-style-name="P9" draw:layer="layout" svg:x1="12.37cm" svg:y1="5.994cm" svg:x2="11.784cm" svg:y2="4.985cm">
            <text:p/>
          </draw:line>
          <draw:line draw:style-name="gr28" draw:text-style-name="P9" draw:layer="layout" svg:x1="13.532cm" svg:y1="5.995cm" svg:x2="12.946cm" svg:y2="4.986cm">
            <text:p/>
          </draw:line>
          <draw:line draw:style-name="gr28" draw:text-style-name="P9" draw:layer="layout" svg:x1="13.521cm" svg:y1="5.945cm" svg:x2="13.8cm" svg:y2="5.449cm">
            <text:p/>
          </draw:line>
        </draw:g>
        <draw:g xml:id="id6" draw:id="id6">
          <draw:line draw:style-name="gr28" draw:text-style-name="P9" draw:layer="layout" svg:x1="16.8cm" svg:y1="10.796cm" svg:x2="17.042cm" svg:y2="10.3cm">
            <text:p/>
          </draw:line>
          <draw:line draw:style-name="gr28" draw:text-style-name="P9" draw:layer="layout" svg:x1="17.545cm" svg:y1="11.31cm" svg:x2="17.037cm" svg:y2="10.301cm">
            <text:p/>
          </draw:line>
          <draw:line draw:style-name="gr28" draw:text-style-name="P9" draw:layer="layout" svg:x1="18.54cm" svg:y1="11.367cm" svg:x2="19.048cm" svg:y2="10.358cm">
            <text:p/>
          </draw:line>
          <draw:line draw:style-name="gr28" draw:text-style-name="P9" draw:layer="layout" svg:x1="17.52cm" svg:y1="11.334cm" svg:x2="18.028cm" svg:y2="10.325cm">
            <text:p/>
          </draw:line>
          <draw:line draw:style-name="gr28" draw:text-style-name="P9" draw:layer="layout" svg:x1="18.561cm" svg:y1="11.361cm" svg:x2="18.053cm" svg:y2="10.352cm">
            <text:p/>
          </draw:line>
          <draw:line draw:style-name="gr28" draw:text-style-name="P9" draw:layer="layout" svg:x1="19.568cm" svg:y1="11.362cm" svg:x2="19.06cm" svg:y2="10.353cm">
            <text:p/>
          </draw:line>
          <draw:line draw:style-name="gr28" draw:text-style-name="P9" draw:layer="layout" svg:x1="19.558cm" svg:y1="11.312cm" svg:x2="19.8cm" svg:y2="10.816cm">
            <text:p/>
          </draw:line>
        </draw:g>
        <draw:g xml:id="id8" draw:id="id8">
          <draw:line draw:style-name="gr28" draw:text-style-name="P9" draw:layer="layout" svg:x1="16.738cm" svg:y1="5.396cm" svg:x2="16.976cm" svg:y2="4.9cm">
            <text:p/>
          </draw:line>
          <draw:line draw:style-name="gr28" draw:text-style-name="P9" draw:layer="layout" svg:x1="17.473cm" svg:y1="5.91cm" svg:x2="16.972cm" svg:y2="4.901cm">
            <text:p/>
          </draw:line>
          <draw:line draw:style-name="gr28" draw:text-style-name="P9" draw:layer="layout" svg:x1="18.455cm" svg:y1="5.967cm" svg:x2="18.956cm" svg:y2="4.958cm">
            <text:p/>
          </draw:line>
          <draw:line draw:style-name="gr28" draw:text-style-name="P9" draw:layer="layout" svg:x1="17.449cm" svg:y1="5.934cm" svg:x2="17.95cm" svg:y2="4.925cm">
            <text:p/>
          </draw:line>
          <draw:line draw:style-name="gr28" draw:text-style-name="P9" draw:layer="layout" svg:x1="18.476cm" svg:y1="5.961cm" svg:x2="17.975cm" svg:y2="4.952cm">
            <text:p/>
          </draw:line>
          <draw:line draw:style-name="gr28" draw:text-style-name="P9" draw:layer="layout" svg:x1="19.47cm" svg:y1="5.962cm" svg:x2="18.969cm" svg:y2="4.953cm">
            <text:p/>
          </draw:line>
          <draw:line draw:style-name="gr28" draw:text-style-name="P9" draw:layer="layout" svg:x1="19.462cm" svg:y1="5.912cm" svg:x2="19.7cm" svg:y2="5.416cm">
            <text:p/>
          </draw:line>
        </draw:g>
        <draw:g xml:id="id3" draw:id="id3">
          <draw:line draw:style-name="gr28" draw:text-style-name="P9" draw:layer="layout" svg:x1="10.4cm" svg:y1="10.729cm" svg:x2="10.638cm" svg:y2="10.233cm">
            <text:p/>
          </draw:line>
          <draw:line draw:style-name="gr28" draw:text-style-name="P9" draw:layer="layout" svg:x1="11.135cm" svg:y1="11.243cm" svg:x2="10.634cm" svg:y2="10.234cm">
            <text:p/>
          </draw:line>
          <draw:line draw:style-name="gr28" draw:text-style-name="P9" draw:layer="layout" svg:x1="12.117cm" svg:y1="11.3cm" svg:x2="12.618cm" svg:y2="10.291cm">
            <text:p/>
          </draw:line>
          <draw:line draw:style-name="gr28" draw:text-style-name="P9" draw:layer="layout" svg:x1="11.111cm" svg:y1="11.267cm" svg:x2="11.612cm" svg:y2="10.258cm">
            <text:p/>
          </draw:line>
          <draw:line draw:style-name="gr28" draw:text-style-name="P9" draw:layer="layout" svg:x1="12.138cm" svg:y1="11.294cm" svg:x2="11.637cm" svg:y2="10.285cm">
            <text:p/>
          </draw:line>
          <draw:line draw:style-name="gr28" draw:text-style-name="P9" draw:layer="layout" svg:x1="13.132cm" svg:y1="11.295cm" svg:x2="12.631cm" svg:y2="10.286cm">
            <text:p/>
          </draw:line>
          <draw:line draw:style-name="gr28" draw:text-style-name="P9" draw:layer="layout" svg:x1="13.124cm" svg:y1="11.245cm" svg:x2="13.362cm" svg:y2="10.749cm">
            <text:p/>
          </draw:line>
        </draw:g>
        <draw:g xml:id="id10" draw:id="id10">
          <draw:line draw:style-name="gr28" draw:text-style-name="P9" draw:layer="layout" svg:x1="10.138cm" svg:y1="16.329cm" svg:x2="10.376cm" svg:y2="15.833cm">
            <text:p/>
          </draw:line>
          <draw:line draw:style-name="gr28" draw:text-style-name="P9" draw:layer="layout" svg:x1="10.873cm" svg:y1="16.843cm" svg:x2="10.372cm" svg:y2="15.834cm">
            <text:p/>
          </draw:line>
          <draw:line draw:style-name="gr28" draw:text-style-name="P9" draw:layer="layout" svg:x1="11.855cm" svg:y1="16.9cm" svg:x2="12.356cm" svg:y2="15.891cm">
            <text:p/>
          </draw:line>
          <draw:line draw:style-name="gr28" draw:text-style-name="P9" draw:layer="layout" svg:x1="10.849cm" svg:y1="16.867cm" svg:x2="11.35cm" svg:y2="15.858cm">
            <text:p/>
          </draw:line>
          <draw:line draw:style-name="gr28" draw:text-style-name="P9" draw:layer="layout" svg:x1="11.876cm" svg:y1="16.894cm" svg:x2="11.375cm" svg:y2="15.885cm">
            <text:p/>
          </draw:line>
          <draw:line draw:style-name="gr28" draw:text-style-name="P9" draw:layer="layout" svg:x1="12.87cm" svg:y1="16.895cm" svg:x2="12.369cm" svg:y2="15.886cm">
            <text:p/>
          </draw:line>
          <draw:line draw:style-name="gr28" draw:text-style-name="P9" draw:layer="layout" svg:x1="12.862cm" svg:y1="16.845cm" svg:x2="13.1cm" svg:y2="16.349cm">
            <text:p/>
          </draw:line>
        </draw:g>
        <draw:g xml:id="id11" draw:id="id11">
          <draw:line draw:style-name="gr28" draw:text-style-name="P9" draw:layer="layout" svg:x1="8.44cm" svg:y1="15.119cm" svg:x2="7.913cm" svg:y2="14.904cm">
            <text:p/>
          </draw:line>
          <draw:line draw:style-name="gr28" draw:text-style-name="P9" draw:layer="layout" svg:x1="8.856cm" svg:y1="14.44cm" svg:x2="7.915cm" svg:y2="14.908cm">
            <text:p/>
          </draw:line>
          <draw:line draw:style-name="gr28" draw:text-style-name="P9" draw:layer="layout" svg:x1="8.782cm" svg:y1="13.538cm" svg:x2="7.708cm" svg:y2="13.086cm">
            <text:p/>
          </draw:line>
          <draw:line draw:style-name="gr28" draw:text-style-name="P9" draw:layer="layout" svg:x1="8.882cm" svg:y1="14.462cm" svg:x2="7.808cm" svg:y2="14.01cm">
            <text:p/>
          </draw:line>
          <draw:line draw:style-name="gr28" draw:text-style-name="P9" draw:layer="layout" svg:x1="8.773cm" svg:y1="13.519cm" svg:x2="7.832cm" svg:y2="13.987cm">
            <text:p/>
          </draw:line>
          <draw:line draw:style-name="gr28" draw:text-style-name="P9" draw:layer="layout" svg:x1="8.641cm" svg:y1="12.606cm" svg:x2="7.7cm" svg:y2="13.074cm">
            <text:p/>
          </draw:line>
          <draw:line draw:style-name="gr28" draw:text-style-name="P9" draw:layer="layout" svg:x1="8.593cm" svg:y1="12.615cm" svg:x2="8.066cm" svg:y2="12.4cm">
            <text:p/>
          </draw:line>
        </draw:g>
        <draw:g xml:id="id7" draw:id="id7">
          <draw:line draw:style-name="gr28" draw:text-style-name="P9" draw:layer="layout" svg:x1="15.227cm" svg:y1="10.028cm" svg:x2="14.722cm" svg:y2="9.773cm">
            <text:p/>
          </draw:line>
          <draw:line draw:style-name="gr28" draw:text-style-name="P9" draw:layer="layout" svg:x1="15.713cm" svg:y1="9.221cm" svg:x2="14.723cm" svg:y2="9.777cm">
            <text:p/>
          </draw:line>
          <draw:line draw:style-name="gr28" draw:text-style-name="P9" draw:layer="layout" svg:x1="15.733cm" svg:y1="8.15cm" svg:x2="14.706cm" svg:y2="7.614cm">
            <text:p/>
          </draw:line>
          <draw:line draw:style-name="gr28" draw:text-style-name="P9" draw:layer="layout" svg:x1="15.737cm" svg:y1="9.248cm" svg:x2="14.71cm" svg:y2="8.712cm">
            <text:p/>
          </draw:line>
          <draw:line draw:style-name="gr28" draw:text-style-name="P9" draw:layer="layout" svg:x1="15.726cm" svg:y1="8.128cm" svg:x2="14.736cm" svg:y2="8.684cm">
            <text:p/>
          </draw:line>
          <draw:line draw:style-name="gr28" draw:text-style-name="P9" draw:layer="layout" svg:x1="15.69cm" svg:y1="7.045cm" svg:x2="14.7cm" svg:y2="7.601cm">
            <text:p/>
          </draw:line>
          <draw:line draw:style-name="gr28" draw:text-style-name="P9" draw:layer="layout" svg:x1="15.641cm" svg:y1="7.055cm" svg:x2="15.136cm" svg:y2="6.8cm">
            <text:p/>
          </draw:line>
        </draw:g>
        <draw:line draw:style-name="gr29" draw:text-style-name="P15" draw:layer="layout" svg:x1="13.7cm" svg:y1="4.5cm" svg:x2="10.7cm" svg:y2="4.5cm">
          <text:p/>
        </draw:line>
        <draw:line draw:style-name="gr29" draw:text-style-name="P15" draw:layer="layout" svg:x1="10.7cm" svg:y1="10cm" svg:x2="13.7cm" svg:y2="10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12:54.253162039</meta:creation-date>
    <dc:date>2021-03-21T16:14:36.746178647</dc:date>
    <meta:editing-duration>PT1M43S</meta:editing-duration>
    <meta:editing-cycles>1</meta:editing-cycles>
    <meta:document-statistic meta:object-count="114"/>
    <meta:generator>LibreOffice/6.4.6.2$Linux_X86_64 LibreOffice_project/40$Build-2</meta:generator>
  </office:meta>
</office:document-meta>
</file>